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/>
    </style:style>
    <style:style style:name="P3" style:family="paragraph" style:parent-style-name="Standard">
      <style:text-properties style:font-name="Arial" fo:font-weight="bold" officeooo:rsid="0017b802" officeooo:paragraph-rsid="0017b802"/>
    </style:style>
    <style:style style:name="P4" style:family="paragraph" style:parent-style-name="Standard">
      <style:text-properties style:font-name="Arial" fo:font-weight="bold" officeooo:paragraph-rsid="0017b802"/>
    </style:style>
    <style:style style:name="P5" style:family="paragraph" style:parent-style-name="Standard">
      <style:text-properties style:font-name="Arial" fo:font-weight="bold" officeooo:rsid="00184d17" officeooo:paragraph-rsid="00184d17" style:font-weight-asian="bold" style:font-weight-complex="bold"/>
    </style:style>
    <style:style style:name="P6" style:family="paragraph" style:parent-style-name="Standard">
      <style:text-properties style:font-name="Arial" fo:font-weight="bold" officeooo:rsid="001aa176" officeooo:paragraph-rsid="001aa176" style:font-weight-asian="bold" style:font-weight-complex="bold"/>
    </style:style>
    <style:style style:name="P7" style:family="paragraph" style:parent-style-name="Standard">
      <style:text-properties style:font-name="Arial" fo:font-weight="bold" officeooo:rsid="001aa176" officeooo:paragraph-rsid="002197b8" style:font-weight-asian="bold" style:font-weight-complex="bold"/>
    </style:style>
    <style:style style:name="P8" style:family="paragraph" style:parent-style-name="Standard">
      <style:text-properties style:font-name="Arial" fo:font-weight="bold" officeooo:rsid="002197b8" officeooo:paragraph-rsid="002197b8" style:font-weight-asian="bold" style:font-weight-complex="bold"/>
    </style:style>
    <style:style style:name="P9" style:family="paragraph" style:parent-style-name="Standard">
      <style:text-properties style:font-name="Arial" fo:font-weight="bold" officeooo:rsid="00213464" officeooo:paragraph-rsid="002197b8" style:font-weight-asian="bold" style:font-weight-complex="bold"/>
    </style:style>
    <style:style style:name="P10" style:family="paragraph" style:parent-style-name="Standard">
      <style:text-properties style:font-name="Arial" fo:font-weight="bold" officeooo:rsid="00213464"/>
    </style:style>
    <style:style style:name="P11" style:family="paragraph" style:parent-style-name="Standard">
      <style:text-properties style:font-name="Arial" fo:font-weight="bold" officeooo:paragraph-rsid="00213464"/>
    </style:style>
    <style:style style:name="P12" style:family="paragraph" style:parent-style-name="Standard">
      <style:text-properties style:font-name="Arial" fo:font-weight="bold" officeooo:paragraph-rsid="001aa176"/>
    </style:style>
    <style:style style:name="P13" style:family="paragraph" style:parent-style-name="Standard">
      <style:text-properties style:font-name="Arial" fo:font-weight="bold" officeooo:paragraph-rsid="002197b8"/>
    </style:style>
    <style:style style:name="P14" style:family="paragraph" style:parent-style-name="Standard">
      <style:text-properties style:font-name="Arial" officeooo:paragraph-rsid="0017b802"/>
    </style:style>
    <style:style style:name="P15" style:family="paragraph" style:parent-style-name="Standard">
      <style:text-properties style:font-name="Arial" fo:font-weight="normal" officeooo:rsid="0017b802" officeooo:paragraph-rsid="0017b802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184d17" officeooo:paragraph-rsid="00184d17" style:font-weight-asian="normal" style:font-weight-complex="normal"/>
    </style:style>
    <style:style style:name="P17" style:family="paragraph" style:parent-style-name="Standard">
      <style:text-properties style:font-name="Arial" officeooo:paragraph-rsid="00184d17"/>
    </style:style>
    <style:style style:name="P18" style:family="paragraph" style:parent-style-name="Standard">
      <style:text-properties style:font-name="Arial" officeooo:paragraph-rsid="00213464"/>
    </style:style>
    <style:style style:name="P19" style:family="paragraph" style:parent-style-name="Standard">
      <style:text-properties style:font-name="Arial" officeooo:paragraph-rsid="002197b8"/>
    </style:style>
    <style:style style:name="P20" style:family="paragraph" style:parent-style-name="Standard">
      <style:text-properties style:font-name="Arial" style:text-underline-style="solid" style:text-underline-width="auto" style:text-underline-color="font-color" fo:font-weight="bold" officeooo:rsid="002197b8" officeooo:paragraph-rsid="002197b8" style:font-weight-asian="bold" style:font-weight-complex="bold"/>
    </style:style>
    <style:style style:name="P21" style:family="paragraph" style:parent-style-name="Preformatted_20_Text">
      <style:text-properties style:font-name="Arial"/>
    </style:style>
    <style:style style:name="T1" style:family="text">
      <style:text-properties officeooo:rsid="0017b802"/>
    </style:style>
    <style:style style:name="T2" style:family="text">
      <style:text-properties style:font-name="Arial" fo:font-weight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b802" style:font-weight-asian="normal" style:font-weight-complex="normal"/>
    </style:style>
    <style:style style:name="T5" style:family="text">
      <style:text-properties fo:font-weight="normal" officeooo:rsid="001c97f8" style:font-weight-asian="normal" style:font-weight-complex="normal"/>
    </style:style>
    <style:style style:name="T6" style:family="text">
      <style:text-properties fo:font-weight="normal" officeooo:rsid="001ddcfb" style:font-weight-asian="normal" style:font-weight-complex="normal"/>
    </style:style>
    <style:style style:name="T7" style:family="text">
      <style:text-properties officeooo:rsid="00184d17"/>
    </style:style>
    <style:style style:name="T8" style:family="text">
      <style:text-properties officeooo:rsid="0019a527"/>
    </style:style>
    <style:style style:name="T9" style:family="text">
      <style:text-properties officeooo:rsid="001aa176"/>
    </style:style>
    <style:style style:name="T10" style:family="text">
      <style:text-properties officeooo:rsid="001ddcfb"/>
    </style:style>
    <style:style style:name="T11" style:family="text">
      <style:text-properties officeooo:rsid="00213464"/>
    </style:style>
    <style:style style:name="T12" style:family="text">
      <style:text-properties officeooo:rsid="001aa176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iano di lavoro per la parte <text:span text:style-name="T7">preliminare</text:span> del progetto</text:p>
      <text:p text:style-name="P4"/>
      <text:p text:style-name="P2">Obiettivo iniziale:</text:p>
      <text:p text:style-name="P15">Ci basiamo sul lavoro già iniziato dagli studenti dell’EPFL: Marco, Gabriele e Manuel.</text:p>
      <text:p text:style-name="P14"><text:span text:style-name="T2"/></text:p>
      <text:p text:style-name="P14"><text:span text:style-name="T4">Il primo </text:span><text:span text:style-name="T6">passo</text:span><text:span text:style-name="T4"> sarà c</text:span>reare un modello <text:span text:style-name="T1">buono di supervised learning puro, e capire quanto possiamo spingere. Prima facciamo classificazione binaria, poi a 5 classi non categoriche.</text:span></text:p>
      <text:p text:style-name="P14"/>
      <text:p text:style-name="P20">DATI</text:p>
      <text:p text:style-name="P14"/>
      <text:p text:style-name="P2">Dati:</text:p>
      <text:p text:style-name="P1">Binna i dati in 2 e in 5, usando le divisioni logaritmiche del lavoro di Marco, e mostrami quanti dati abbiamo per ogni bin. Ci serve perché vogliamo capire che se le soglie ragionevoli coincidono con quelle standard.</text:p>
      <text:p text:style-name="P18"/>
      <text:p text:style-name="P18">Suddividere le features in categorie. Features dell'elemento chimico, features dell'animale. <text:s/><text:span text:style-name="T11">Capire intuitivamente se ci sono rischi di data leakage.</text:span></text:p>
      <text:p text:style-name="P11"/>
      <text:p text:style-name="P13">Distanze:</text:p>
      <text:p text:style-name="P19">Abbiamo due tipi di distanze. Distanze tra specie, e distanze tra agenti chimici. Le distanze tra specie le plottiamo facendo riferimento alla loro classificazione (regno, etc...).</text:p>
      <text:p text:style-name="P19">Per le distanze tra chemicals usiamo il Tanimoto index (più avanti forse useremo pubchem2D vectors e autoencoders).</text:p>
      <text:p text:style-name="P19">https://www.ncbi.nlm.nih.gov/pmc/articles/PMC4456712/</text:p>
      <text:p text:style-name="P19">Non è difficile, basta usare pybel.</text:p>
      <text:p text:style-name="P19">Da fare: produrre un grafico di tutte le distanze tra composti.</text:p>
      <text:p text:style-name="P19">Magari disegna il grafo e identifica comunità con qualche libreria.</text:p>
      <text:p text:style-name="P19"/>
      <text:p text:style-name="P13">Smiles:</text:p>
      <text:p text:style-name="P19">Alcuni smiles sono NA. Verificare con Marco se vuol dire Not Available.</text:p>
      <text:p text:style-name="P9"/>
      <text:p text:style-name="P8"><text:span text:style-name="T13">MODELLI</text:span></text:p>
      <text:p text:style-name="P7"/>
      <text:p text:style-name="P2">Random Forests</text:p>
      <text:p text:style-name="P1">Applicare random forests e ottimizzarle. I ragazzi non l'hanno fatto, sono passati direttamente a KNN che era più facile, ma la random forest <text:span text:style-name="T10">naïve</text:span> dava già ottimi risultati (da verificare).</text:p>
      <text:p text:style-name="P1">Il motivo per cui lo avevano abbandonato era che avevano variabili categoriche e sklearn permette di incorporarle in random forests solo se si fanno conversioni a one-hot encoding. Questo è altamente inefficiente sia dal punto di vista della dimensionalità dello spazio, sia perché se hai una variabile categorica a molti valori e la trasformi in one-hot, stai facendo lo splitting su un valore alla volta. Puoi utilizzare h2o invece di sklearn, e diviene tutto molto più facile. Qui hai un po' di spiegazioni sul problema e su come implementare tutto facilmente.</text:p>
      <text:p text:style-name="P1">https://roamanalytics.com/2016/10/28/are-categorical-variables-getting-lost-in-your-random-forests/</text:p>
      <text:p text:style-name="P1">https://github.com/roamanalytics/roamresearch/blob/master/BlogPosts/Categorical_variables_in_tree_models/tree_categorical_variables.py</text:p>
      <text:p text:style-name="P1"/>
      <text:p text:style-name="P5">Linear regression e reti neurali</text:p>
      <text:p text:style-name="P17"><text:span text:style-name="T9">Una volta fatta la random forest, è un secondo usare anche questi altri modelli (che era quello che mi avevi chiesto).</text:span></text:p>
      <text:p text:style-name="P17"><text:soft-page-break/></text:p>
      <text:p text:style-name="P10"/>
      <text:p text:style-name="P2"/>
      <text:p text:style-name="P2"><text:span text:style-name="T11">Importanza delle </text:span>Features</text:p>
      <text:p text:style-name="P1">Vedere quali sono le features più importanti <text:span text:style-name="T10">con analisi basiche tipo permutation importance</text:span>.</text:p>
      <text:p text:style-name="P2"/>
      <text:p text:style-name="P12"><text:span text:style-name="T12">KNN:</text:span></text:p>
      <text:p text:style-name="P6"><text:span text:style-name="T3">Una volta che abbiamo una nozione migliore di distanze di quella usata dai ragazzi dell’EPFL, possiamo riapplicare KNN in questo nuovo spazio. I possibili tipi di KNN che possiamo utilizzare li chiamiamo KNN-naïf, KNN-Tanimoto, KNN-pubchem2D, KNN-autoencoder. </text:span><text:span text:style-name="T5">Possiamo comparare le performance </text:span><text:span text:style-name="T6">almeno dei primi due</text:span><text:span text:style-name="T5">.</text:span></text:p>
      <text:p text:style-name="P1"/>
      <text:p text:style-name="P1"/>
      <text:p text:style-name="P20">RISULTATI ATTESI</text:p>
      <text:p text:style-name="P16">Alla fine di questa fase, <text:span text:style-name="T8">dovremmo avere:</text:span></text:p>
      <text:p text:style-name="P16">- <text:span text:style-name="T8">Le performance di una serie di modelli base (random, KNN, RF, etc...)</text:span></text:p>
      <text:p text:style-name="P16">- <text:span text:style-name="T8">Un’indicazione di quali sono le features più importanti</text:span></text:p>
      <text:p text:style-name="P16">- <text:span text:style-name="T8">Dati strutturati in modo tale da permettere approcci un po’ più sofisticati.</text:span></text:p>
      <text:p text:style-name="P16">- <text:span text:style-name="T8">Un’idea di come sono strutturati i dati (per esempio, se è possibile individuare comunità, e quante ce ne sono, quanti esempi abbiamo per classe, etc...)</text:span></text:p>
      <text:p text:style-name="P1">- <text:span text:style-name="T8">Un documento con tutti i grafici, dati e procedure usati.</text:span></text:p>
      <text:p text:style-name="P1">- <text:span text:style-name="T8">Tutto deve essere riproducibile, e il codice visibile e commentato su github.</text:span></text:p>
      <text:p text:style-name="P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22T15:47:15.129980880</dc:date>
    <meta:editing-duration>PT1H17M17S</meta:editing-duration>
    <meta:editing-cycles>9</meta:editing-cycles>
    <meta:document-statistic meta:table-count="0" meta:image-count="0" meta:object-count="0" meta:page-count="2" meta:paragraph-count="37" meta:word-count="502" meta:character-count="3463" meta:non-whitespace-character-count="2997"/>
  </office:meta>
</office:document-meta>
</file>